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FactoryImpl.Id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dFactoryImpl.createPropertyId( Property property , NamePathResolver resolv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dFactoryImpl.createNodeId( Node node , NamePathResolver resolv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IdFactoryImpl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Factory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